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4274"/>
    </style:style>
    <style:style style:name="P2" style:family="paragraph" style:parent-style-name="Standard">
      <style:text-properties officeooo:rsid="00210077" officeooo:paragraph-rsid="00210077"/>
    </style:style>
    <style:style style:name="P3" style:family="paragraph" style:parent-style-name="Standard">
      <style:text-properties officeooo:paragraph-rsid="00210077"/>
    </style:style>
    <style:style style:name="P4" style:family="paragraph" style:parent-style-name="Standard">
      <style:text-properties officeooo:paragraph-rsid="00228f33"/>
    </style:style>
    <style:style style:name="P5" style:family="paragraph" style:parent-style-name="Standard">
      <style:text-properties officeooo:paragraph-rsid="0023abde"/>
    </style:style>
    <style:style style:name="P6" style:family="paragraph" style:parent-style-name="Standard">
      <style:text-properties officeooo:paragraph-rsid="0023dcd4"/>
    </style:style>
    <style:style style:name="P7" style:family="paragraph" style:parent-style-name="Standard">
      <style:text-properties officeooo:paragraph-rsid="00259449"/>
    </style:style>
    <style:style style:name="P8" style:family="paragraph" style:parent-style-name="Standard">
      <style:text-properties officeooo:paragraph-rsid="00269341"/>
    </style:style>
    <style:style style:name="P9" style:family="paragraph" style:parent-style-name="Standard">
      <style:text-properties officeooo:paragraph-rsid="0026e1de"/>
    </style:style>
    <style:style style:name="P10" style:family="paragraph" style:parent-style-name="Standard">
      <style:text-properties officeooo:rsid="002744e3" officeooo:paragraph-rsid="002744e3"/>
    </style:style>
    <style:style style:name="P11" style:family="paragraph" style:parent-style-name="Standard">
      <style:text-properties officeooo:paragraph-rsid="002744e3"/>
    </style:style>
    <style:style style:name="P12" style:family="paragraph" style:parent-style-name="Standard">
      <style:text-properties officeooo:paragraph-rsid="0027c3e7"/>
    </style:style>
    <style:style style:name="P13" style:family="paragraph" style:parent-style-name="Standard">
      <style:text-properties officeooo:paragraph-rsid="0028267a"/>
    </style:style>
    <style:style style:name="P14" style:family="paragraph" style:parent-style-name="Standard">
      <style:text-properties officeooo:paragraph-rsid="00283bbf"/>
    </style:style>
    <style:style style:name="P15" style:family="paragraph" style:parent-style-name="Standard">
      <style:text-properties officeooo:paragraph-rsid="0028cd25"/>
    </style:style>
    <style:style style:name="P16" style:family="paragraph" style:parent-style-name="Standard">
      <style:text-properties officeooo:paragraph-rsid="002a88f8"/>
    </style:style>
    <style:style style:name="T1" style:family="text">
      <style:text-properties officeooo:rsid="001f4274"/>
    </style:style>
    <style:style style:name="T2" style:family="text">
      <style:text-properties officeooo:rsid="00210077"/>
    </style:style>
    <style:style style:name="T3" style:family="text">
      <style:text-properties officeooo:rsid="00228f33"/>
    </style:style>
    <style:style style:name="T4" style:family="text">
      <style:text-properties officeooo:rsid="0023abde"/>
    </style:style>
    <style:style style:name="T5" style:family="text">
      <style:text-properties officeooo:rsid="0023dcd4"/>
    </style:style>
    <style:style style:name="T6" style:family="text">
      <style:text-properties officeooo:rsid="00259449"/>
    </style:style>
    <style:style style:name="T7" style:family="text">
      <style:text-properties officeooo:rsid="00269341"/>
    </style:style>
    <style:style style:name="T8" style:family="text">
      <style:text-properties officeooo:rsid="0026e1de"/>
    </style:style>
    <style:style style:name="T9" style:family="text">
      <style:text-properties officeooo:rsid="002744e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744e3" style:font-weight-asian="normal" style:font-weight-complex="normal"/>
    </style:style>
    <style:style style:name="T12" style:family="text">
      <style:text-properties fo:font-weight="normal" officeooo:rsid="0027c3e7" style:font-weight-asian="normal" style:font-weight-complex="normal"/>
    </style:style>
    <style:style style:name="T13" style:family="text">
      <style:text-properties fo:font-weight="normal" officeooo:rsid="0028267a" style:font-weight-asian="normal" style:font-weight-complex="normal"/>
    </style:style>
    <style:style style:name="T14" style:family="text">
      <style:text-properties fo:font-weight="normal" officeooo:rsid="00283bbf" style:font-weight-asian="normal" style:font-weight-complex="normal"/>
    </style:style>
    <style:style style:name="T15" style:family="text">
      <style:text-properties fo:font-weight="normal" officeooo:rsid="0028cd25" style:font-weight-asian="normal" style:font-weight-complex="normal"/>
    </style:style>
    <style:style style:name="T16" style:family="text">
      <style:text-properties fo:font-weight="normal" officeooo:rsid="002a88f8" style:font-weight-asian="normal" style:font-weight-complex="normal"/>
    </style:style>
    <style:style style:name="T17" style:family="text">
      <style:text-properties officeooo:rsid="0028cd25"/>
    </style:style>
    <style:style style:name="T18" style:family="text">
      <style:text-properties officeooo:rsid="002a88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Retrieve all books written by "Shivaji Sawant".</text:p>
      <text:p text:style-name="P1"><text:s/>--&gt; db.books.find({Author:"Shivaji Sawant"});</text:p>
      <text:p text:style-name="P1"/>
      <text:p text:style-name="P2">2.Count the number of books written by Shivaji Sawant.</text:p>
      <text:p text:style-name="P2">--&gt; db.books.find({Author:"Shivaji Sawant"}).count();</text:p>
      <text:p text:style-name="P2"/>
      <text:p text:style-name="P3"><text:span text:style-name="T2">3.</text:span>Find all books published in 1992.</text:p>
      <text:p text:style-name="P3">--&gt;db.books.find({"Publication Year":1992});</text:p>
      <text:p text:style-name="P3"/>
      <text:p text:style-name="P3"><text:span text:style-name="T2">4.</text:span>Retrieve all books in Hindi, sorted by price in ascending order.</text:p>
      <text:p text:style-name="P3">--&gt;db.books.find({Language:"Hindi"}).sort({"Price (INR)":1});</text:p>
      <text:p text:style-name="P3"/>
      <text:p text:style-name="P4"><text:span text:style-name="T3">5.</text:span>Retrieve all books in the "Drama" genre.</text:p>
      <text:p text:style-name="P4">--&gt;db.books.find({Genre : "Drama"});</text:p>
      <text:p text:style-name="P4"/>
      <text:p text:style-name="P4"><text:span text:style-name="T3">6.</text:span>Retrieve all books with a rating greater than 4.8.</text:p>
      <text:p text:style-name="P4">--&gt;db.books.find({Rating : {$gt : 4.8}});</text:p>
      <text:p text:style-name="P4"/>
      <text:p text:style-name="P4"><text:span text:style-name="T3">7.</text:span>Retrieve all books that are available in digital format.</text:p>
      <text:p text:style-name="P4">--&gt;db.books.find({"Available in Digital Format" : "Yes"});</text:p>
      <text:p text:style-name="P4"/>
      <text:p text:style-name="P4"><text:span text:style-name="T3">8.</text:span>Calculate the average price of books written by Premchand.</text:p>
      <text:p text:style-name="P4">--&gt;db.books.aggregate([{$match: {"Author":"Premchand"}},{$group:{ _id:"$Author",averagePrice:{$avg:"$Price (INR)"}}}]);</text:p>
      <text:p text:style-name="P4"/>
      <text:p text:style-name="P5"><text:span text:style-name="T4">9.</text:span>Retrieve all books that have a rating of 4.5 or higher and were published after 1980.</text:p>
      <text:p text:style-name="P5">--&gt; db.books.find({Rating:{$gte:4.5},"Publication Year" : 1980});</text:p>
      <text:p text:style-name="P5"/>
      <text:p text:style-name="P6"><text:span text:style-name="T5">10.</text:span>Retrieve all historical books with more than 300 pages.</text:p>
      <text:p text:style-name="P6">--&gt;db.books.find({"Genre":"Historical",Pages : {$gt : 300}});</text:p>
      <text:p text:style-name="P6"/>
      <text:p text:style-name="P6"><text:span text:style-name="T5">11.</text:span>Retrieve all books that have more than 1000 reviews.</text:p>
      <text:p text:style-name="P6">--&gt;db.books.find({"Reviews Count" : {$gt:1000}});</text:p>
      <text:p text:style-name="P6"/>
      <text:p text:style-name="P6"><text:span text:style-name="T5">12.</text:span>Retrieve all books of the "Drama" genre that cost less than 150 INR</text:p>
      <text:p text:style-name="P6">--&gt;db.books.find({Genre : "Drama","Price (INR)":{$lt : 150 }});</text:p>
      <text:p text:style-name="P6"/>
      <text:p text:style-name="P6"><text:span text:style-name="T5">13.</text:span>Retrieve the top 3 books with the highest review count.</text:p>
      <text:p text:style-name="P6">--&gt;db.books.find().sort({"Reviews Count":-1}).limit(3);</text:p>
      <text:p text:style-name="P6"/>
      <text:p text:style-name="P6"><text:span text:style-name="T5">14.</text:span>Retrieve all books that have the word "Ram" in their title.</text:p>
      <text:p text:style-name="P6">--&gt;db.books.find({Title:{$regex:"Ram"}});</text:p>
      <text:p text:style-name="P6">--&gt;db.books.find({ "Title": /Ram/ });</text:p>
      <text:p text:style-name="P6"/>
      <text:p text:style-name="P7"><text:span text:style-name="T6">15.</text:span>Retrieve all books that mention the word "love" in their summary.</text:p>
      <text:p text:style-name="P7">--&gt;db.books.find({"Summary":/love/});</text:p>
      <text:p text:style-name="P7"/>
      <text:p text:style-name="P7"><text:span text:style-name="T6">16.</text:span>Retrieve all books that are either in Marathi or Hindi.</text:p>
      <text:p text:style-name="P7">--&gt;db.books.find({$or:[{Language:"Marathi"},{Language:"Hindi"}]});</text:p>
      <text:p text:style-name="P7">--&gt;db.books.find({"Language":{$in:["Marathi","Hindi"]}});</text:p>
      <text:p text:style-name="P7"/>
      <text:p text:style-name="P10"><text:span text:style-name="Strong_20_Emphasis"/></text:p>
      <text:p text:style-name="P7"><text:soft-page-break/></text:p>
      <text:p text:style-name="P8"/>
      <text:p text:style-name="P8"><text:span text:style-name="T7">17.</text:span>Retrieve all books that cost more than 200 INR and have a rating greater than 4.5.</text:p>
      <text:p text:style-name="P8">--&gt;db.books.find({"Price (INR)":{$gt:200},Rating:{$gt:4.5}});</text:p>
      <text:p text:style-name="P8"/>
      <text:p text:style-name="P8"><text:span text:style-name="T7">18.</text:span>Find books published between 2000 and 2010.</text:p>
      <text:p text:style-name="P8">--&gt;db.books.find({$or:[{"Publication Year":{$gte:2000}},{"Publication Year":{$lte:2010}}]});</text:p>
      <text:p text:style-name="P8"/>
      <text:p text:style-name="P8"><text:span text:style-name="T7">19.</text:span>Retrieve books that have an author whose name contains "Shivaji".</text:p>
      <text:p text:style-name="P8">--&gt; db.books.find({Author:/Shivaji/});</text:p>
      <text:p text:style-name="P8"/>
      <text:p text:style-name="P8"><text:span text:style-name="T7">2</text:span><text:span text:style-name="T8">0.</text:span>Retrieve books with the highest price.</text:p>
      <text:p text:style-name="P8">--&gt;db.books.find().sort({"Price (INR)":-1}).limit(1);</text:p>
      <text:p text:style-name="P8"/>
      <text:p text:style-name="P9"><text:span text:style-name="T8">21.</text:span>Retrieve books where the author’s name starts with "A".</text:p>
      <text:p text:style-name="P9">--&gt;db.books.find({"Author":{$regex:/^A/,$options:"i"}});</text:p>
      <text:p text:style-name="P9"/>
      <text:p text:style-name="P11"><text:span text:style-name="T9">22</text:span><text:span text:style-name="T11">.</text:span><text:span text:style-name="Strong_20_Emphasis"><text:span text:style-name="T10">List the top 5 books with the highest ratings, sorted by rating (in descending order), including the title, author, and rating.</text:span></text:span></text:p>
      <text:p text:style-name="P11"><text:span text:style-name="Strong_20_Emphasis"><text:span text:style-name="T10">--&gt;db.books.find({},{"Author":1,"Title":1,"Rating":1}).sort({"Rating":-1}).limit(5);</text:span></text:span></text:p>
      <text:p text:style-name="P11"><text:span text:style-name="Strong_20_Emphasis"><text:span text:style-name="T10"/></text:span></text:p>
      <text:p text:style-name="P11"><text:span text:style-name="Strong_20_Emphasis"><text:span text:style-name="T11">23.Count the number of books in each genre</text:span></text:span></text:p>
      <text:p text:style-name="P11"><text:span text:style-name="Strong_20_Emphasis"><text:span text:style-name="T11">--&gt;db.books.aggregate([{$group:{_id:"$Genre",count:{$sum:1}}}]);</text:span></text:span></text:p>
      <text:p text:style-name="P11"><text:span text:style-name="Strong_20_Emphasis"><text:span text:style-name="T11"/></text:span></text:p>
      <text:p text:style-name="P12"><text:span text:style-name="Strong_20_Emphasis"><text:span text:style-name="T12">24.Get the average rating of books in the "Spiritual" genre</text:span></text:span></text:p>
      <text:p text:style-name="P12"><text:span text:style-name="Strong_20_Emphasis"><text:span text:style-name="T12">--&gt;db.books.aggregate([{$match:{Genre:"Spiritual"}},{$group:{_id:null,avgRating:{$avg:"$Rating"}}}]);</text:span></text:span></text:p>
      <text:p text:style-name="P12"><text:span text:style-name="Strong_20_Emphasis"><text:span text:style-name="T12"/></text:span></text:p>
      <text:p text:style-name="P12"><text:span text:style-name="Strong_20_Emphasis"><text:span text:style-name="T12">25.Find books in the "Hindi" language with ISBN starting with '978-81', and sort them by price in ascending order</text:span></text:span></text:p>
      <text:p text:style-name="P12"><text:span text:style-name="Strong_20_Emphasis"><text:span text:style-name="T12">--&gt;db.books.find({"Language":"Hindi","ISBN":{$regex:"^978-81"}}).sort({"Price (INR)":1})</text:span></text:span></text:p>
      <text:p text:style-name="P12"><text:span text:style-name="Strong_20_Emphasis"><text:span text:style-name="T12"/></text:span></text:p>
      <text:p text:style-name="P13"><text:span text:style-name="Strong_20_Emphasis"><text:span text:style-name="T13">26.Get the count of books for each publisher and sort by the number of books in descending order</text:span></text:span></text:p>
      <text:p text:style-name="P13"><text:span text:style-name="Strong_20_Emphasis"><text:span text:style-name="T13">--&gt;db.books.aggregate([{ $group : {_id : "$Publisher" ,count : {$sum : 1} } },{$sort : {count :-1} }] );</text:span></text:span></text:p>
      <text:p text:style-name="P13"><text:span text:style-name="Strong_20_Emphasis"><text:span text:style-name="T13"/></text:span></text:p>
      <text:p text:style-name="P13"><text:span text:style-name="Strong_20_Emphasis"><text:span text:style-name="T13">27.Find all books where the price is less than 150 INR, the rating is greater than 4.5, and the genre is either "Poetry" or "Drama"</text:span></text:span></text:p>
      <text:p text:style-name="P13"><text:span text:style-name="Strong_20_Emphasis"><text:span text:style-name="T13">--&gt;db.books.find( { Price : {$lt : 150}, Rating : {$gt : 4.5}, Genre : {$in : ["Poetry","Drama"] } })</text:span></text:span></text:p>
      <text:p text:style-name="P13"><text:span text:style-name="Strong_20_Emphasis"><text:span text:style-name="T13"/></text:span></text:p>
      <text:p text:style-name="P13"><text:span text:style-name="Strong_20_Emphasis"><text:span text:style-name="T13">28.List books with a rating of 4.5 or more, excluding the genre "Poetry"</text:span></text:span></text:p>
      <text:p text:style-name="P13"><text:span text:style-name="Strong_20_Emphasis"><text:span text:style-name="T13">--&gt;db.books.find({ "Rating":{$gte : 4.5},Genre : {$ne : "Poetry"}})</text:span></text:span></text:p>
      <text:p text:style-name="P13"><text:span text:style-name="Strong_20_Emphasis"><text:span text:style-name="T13"/></text:span></text:p>
      <text:p text:style-name="P14"><text:span text:style-name="Strong_20_Emphasis"><text:span text:style-name="T14">29.Get the average price of books for each genre.</text:span></text:span></text:p>
      <text:p text:style-name="P14"><text:span text:style-name="Strong_20_Emphasis"><text:span text:style-name="T14">--&gt;db.books.aggregate([ { $group: { _id: "$Genre", averagePrice: { $avg: "$Price (INR)" } } }] )</text:span></text:span></text:p>
      <text:p text:style-name="P14"><text:span text:style-name="Strong_20_Emphasis"><text:span text:style-name="T14"/></text:span></text:p>
      <text:p text:style-name="P14"><text:span text:style-name="Strong_20_Emphasis"><text:span text:style-name="T14">30.Get the total number of books with digital availability for each genre</text:span></text:span></text:p>
      <text:p text:style-name="P14"><text:span text:style-name="Strong_20_Emphasis"><text:span text:style-name="T14">--&gt;db.books.aggregate( [{$match : {"Available in Digital Format" : "Yes"}},{ $group : {_id : "$Genre",count : {$sum : 1}}}])</text:span></text:span></text:p>
      <text:p text:style-name="P14"><text:span text:style-name="Strong_20_Emphasis"><text:span text:style-name="T14"/></text:span></text:p>
      <text:p text:style-name="P15"><text:span text:style-name="Strong_20_Emphasis"><text:span text:style-name="T15">31.Count the number of books by genre.</text:span></text:span></text:p>
      <text:p text:style-name="P15"><text:span text:style-name="Strong_20_Emphasis"><text:span text:style-name="T15">--&gt; db.books.aggregate([{$group:{_id:"$Genre",count:{$sum:1}}}])</text:span></text:span></text:p>
      <text:p text:style-name="P16"><text:soft-page-break/><text:span text:style-name="Strong_20_Emphasis"><text:span text:style-name="T16">32.Get the average rating and total review count for each author.</text:span></text:span></text:p>
      <text:p text:style-name="P16"><text:span text:style-name="Strong_20_Emphasis"><text:span text:style-name="T16">--&gt;db.books.aggregate([{$group:{_id:"$Author",avgRating:{$avg:"$Rating"},totalReview:{$sum:"$Reviews Count"}}}]);</text:span></text:span></text:p>
      <text:p text:style-name="P16"><text:span text:style-name="Strong_20_Emphasis"><text:span text:style-name="T16"/></text:span></text:p>
      <text:p text:style-name="P16"><text:span text:style-name="Strong_20_Emphasis"><text:span text:style-name="T16"/></text:span></text:p>
      <text:p text:style-name="P14"><text:span text:style-name="Strong_20_Emphasis"><text:span text:style-name="T14"/></text:span></text:p>
      <text:p text:style-name="P14"><text:span text:style-name="Strong_20_Emphasis"><text:span text:style-name="T14"/></text:span></text:p>
      <text:p text:style-name="P13"><text:span text:style-name="Strong_20_Emphasis"><text:span text:style-name="T1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6:25:50.069048468</meta:creation-date>
    <dc:date>2024-11-16T12:39:21.662667032</dc:date>
    <meta:editing-duration>PT23M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66" meta:word-count="547" meta:character-count="4393" meta:non-whitespace-character-count="3945"/>
  </office:meta>
</office:document-meta>
</file>